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<text:span text:style-name="T1">Benevolent Censorship Agents</text:span></text:span></text:h>
      <text:p text:style-name="Text_20_body"><text:span text:style-name="Emphasis"><text:span text:style-name="T4">Agents used </text:span></text:span><text:span text:style-name="T4">to promote truth, logic, and civility within online messaging:</text:span></text:p>
      <text:h text:style-name="Heading_20_4" text:outline-level="4">1. <text:span text:style-name="Strong_20_Emphasis">OpenAI's ChatGPT Moderation Systems</text:span></text:h>
      <text:list xml:id="list2927274632209280855" text:style-name="L1">
        <text:list-item>
          <text:p text:style-name="P1"><text:span text:style-name="Strong_20_Emphasis">Function:</text:span> Uses moderation filters to flag or suppress harmful, false, or offensive content in user interactions.</text:p>
        </text:list-item>
        <text:list-item>
          <text:p text:style-name="P1"><text:span text:style-name="Strong_20_Emphasis">Grades for:</text:span> Harm, bias, factuality (indirectly), civility.</text:p>
        </text:list-item>
        <text:list-item>
          <text:p text:style-name="P1"><text:span text:style-name="Strong_20_Emphasis">Challenge:</text:span> Transparency vs. control. Critics argue moderation decisions reflect cultural or corporate bias. Some users see content restrictions as political or manipulative.</text:p>
        </text:list-item>
      </text:list>
      <text:h text:style-name="Heading_20_4" text:outline-level="4">2. <text:span text:style-name="Strong_20_Emphasis">Meta's (Facebook/Instagram) Content Moderation AI</text:span></text:h>
      <text:list xml:id="list1274583862574871151" text:style-name="L2">
        <text:list-item>
          <text:p text:style-name="P2"><text:span text:style-name="Strong_20_Emphasis">Function:</text:span> Filters hate speech, misinformation, and harassment using AI and human reviewers.</text:p>
        </text:list-item>
        <text:list-item>
          <text:p text:style-name="P2"><text:span text:style-name="Strong_20_Emphasis">Grades for:</text:span> Civility, community standards, sometimes "truth" (especially in health/politics).</text:p>
        </text:list-item>
        <text:list-item>
          <text:p text:style-name="P2"><text:span text:style-name="Strong_20_Emphasis">Challenge:</text:span> Huge scale. Philosophically torn between free speech and protecting users from harm. Faces backlash from both sides—too much censorship vs. not enough.</text:p>
        </text:list-item>
      </text:list>
      <text:h text:style-name="Heading_20_4" text:outline-level="4">3. <text:span text:style-name="Strong_20_Emphasis">Twitter/X Community Notes</text:span></text:h>
      <text:list xml:id="list6410700031902844164" text:style-name="L3">
        <text:list-item>
          <text:p text:style-name="P3"><text:span text:style-name="Strong_20_Emphasis">Function:</text:span> Allows users to collaboratively rate and annotate posts with context, particularly around misleading content.</text:p>
        </text:list-item>
        <text:list-item>
          <text:p text:style-name="P3"><text:span text:style-name="Strong_20_Emphasis">Grades for:</text:span> Truth and context; some emphasis on neutrality.</text:p>
        </text:list-item>
        <text:list-item>
          <text:p text:style-name="P3"><text:span text:style-name="Strong_20_Emphasis">Challenge:</text:span> Relies on diverse input, but that also opens the door to manipulation or groupthink. Trust in the crowd depends on the system’s transparency and resistance to brigading.</text:p>
        </text:list-item>
      </text:list>
      <text:h text:style-name="Heading_20_4" text:outline-level="4">4. <text:span text:style-name="Strong_20_Emphasis">Google's Perspective API (Jigsaw)</text:span></text:h>
      <text:list xml:id="list1652559231116331861" text:style-name="L4">
        <text:list-item>
          <text:p text:style-name="P4"><text:span text:style-name="Strong_20_Emphasis">Function:</text:span> Assigns toxicity scores to user comments to help platforms moderate discourse.</text:p>
        </text:list-item>
        <text:list-item>
          <text:p text:style-name="P4"><text:span text:style-name="Strong_20_Emphasis">Grades for:</text:span> Civility, perceived toxicity, likelihood of being inflammatory.</text:p>
        </text:list-item>
        <text:list-item>
          <text:p text:style-name="P4"><text:span text:style-name="Strong_20_Emphasis">Challenge:</text:span> Philosophical concern about labeling emotionally intense or dissenting speech as "toxic." Critics argue it suppresses valid anger or marginalized voices.</text:p>
        </text:list-item>
      </text:list>
      <text:h text:style-name="Heading_20_4" text:outline-level="4">5. <text:span text:style-name="Strong_20_Emphasis">YouTube's Misinformation and Harassment Policies (AI + Human)</text:span></text:h>
      <text:list xml:id="list130372786196730600" text:style-name="L5">
        <text:list-item>
          <text:p text:style-name="P5"><text:span text:style-name="Strong_20_Emphasis">Function:</text:span> Demonetizes, downranks, or removes content that violates truth and civility <text:soft-page-break/>standards (e.g., anti-vax misinformation).</text:p>
        </text:list-item>
        <text:list-item>
          <text:p text:style-name="P5"><text:span text:style-name="Strong_20_Emphasis">Grades for:</text:span> Truth (aligned with WHO, CDC, etc.), civility, hate speech.</text:p>
        </text:list-item>
        <text:list-item>
          <text:p text:style-name="P5"><text:span text:style-name="Strong_20_Emphasis">Challenge:</text:span> Users often view these actions as ideological censorship. The platform must balance global standards with national or cultural expectations.</text:p>
        </text:list-item>
      </text:list>
      <text:h text:style-name="Heading_20_4" text:outline-level="4">6. <text:span text:style-name="Strong_20_Emphasis">Fact-Checking Bots (e.g., Logically.ai, Full Fact, PolitiFact AI tools)</text:span></text:h>
      <text:list xml:id="list7380224987119857370" text:style-name="L6">
        <text:list-item>
          <text:p text:style-name="P6"><text:span text:style-name="Strong_20_Emphasis">Function:</text:span> Automatically assess the truth of public statements or articles using AI trained on verified sources.</text:p>
        </text:list-item>
        <text:list-item>
          <text:p text:style-name="P6"><text:span text:style-name="Strong_20_Emphasis">Grades for:</text:span> Truth and logic.</text:p>
        </text:list-item>
        <text:list-item>
          <text:p text:style-name="P6"><text:span text:style-name="Strong_20_Emphasis">Challenge:</text:span> Determining a "source of truth" is inherently political and temporal. Trust in fact-checkers is polarized, especially when the topics are divisive.</text:p>
        </text:list-item>
      </text:list>
      <text:h text:style-name="Heading_20_4" text:outline-level="4">7. <text:span text:style-name="Strong_20_Emphasis">Replika AI (and other companion chatbots)</text:span></text:h>
      <text:list xml:id="list5371647577250710172" text:style-name="L7">
        <text:list-item>
          <text:p text:style-name="P7"><text:span text:style-name="Strong_20_Emphasis">Function:</text:span> Encourages positive, non-toxic interactions, often moderating user language in emotional or controversial topics.</text:p>
        </text:list-item>
        <text:list-item>
          <text:p text:style-name="P7"><text:span text:style-name="Strong_20_Emphasis">Grades for:</text:span> Civility and emotional tone.</text:p>
        </text:list-item>
        <text:list-item>
          <text:p text:style-name="P7"><text:span text:style-name="Strong_20_Emphasis">Challenge:</text:span> Philosophically, users may feel manipulated or infantilized when "too positive" behavior is enforced. Uptake declines if users feel patronized or misunderstoo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07T16:42:52.94</meta:creation-date>
    <dc:date>2025-05-07T16:50:00.02</dc:date>
    <dc:creator>Christine Ballard</dc:creator>
    <meta:editing-duration>PT7M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396" meta:character-count="2814"/>
  </office:meta>
</office:document-meta>
</file>